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 modifica en archivo dependencies yml y se agrega – play -&gt; crud</text:p>
      <text:p text:style-name="Standard">Play deps carga todas las dependencias necesarias</text:p>
      <text:p text:style-name="Standard">y otra ves se genera con play netbeasify</text:p>
      <text:p text:style-name="Standard"/>
      <text:p text:style-name="Standard"/>
      <text:p text:style-name="Standard">juan@juan-AOD257:~$ ls</text:p>
      <text:p text:style-name="Standard">Curso <text:s text:c="6"/>examples.desktop <text:s/>NetBeansProjects <text:s/>Público <text:s text:c="13"/>Ubuntu One</text:p>
      <text:p text:style-name="Standard">Descargas <text:s text:c="2"/>hola.mp3 <text:s text:c="9"/>pgadmin.log <text:s text:c="6"/>SIPRI <text:s text:c="15"/>Vídeos</text:p>
      <text:p text:style-name="Standard">Documentos <text:s/>Imágenes <text:s text:c="9"/>Plantillas <text:s text:c="7"/>SQLManagementStudio</text:p>
      <text:p text:style-name="Standard">ejemplo <text:s text:c="4"/>Música <text:s text:c="11"/>play <text:s text:c="13"/>test.h2.db</text:p>
      <text:p text:style-name="Standard">Escritorio <text:s/>Navicat <text:s text:c="10"/>play-1.2.7 <text:s text:c="7"/>test.trace.db</text:p>
      <text:p text:style-name="Standard">juan@juan-AOD257:~$ cd Curso</text:p>
      <text:p text:style-name="Standard">juan@juan-AOD257:~/Curso$ ls</text:p>
      <text:p text:style-name="Standard">curso2.odt <text:s/>curso5.odt <text:s/>curso.odt <text:s text:c="3"/>Proyecto <text:s text:c="2"/>test.html~</text:p>
      <text:p text:style-name="Standard">curso3.odt <text:s/>curso6.odt <text:s/>html5.html <text:s text:c="2"/>Proyectos</text:p>
      <text:p text:style-name="Standard">curso4.odt <text:s/>curso7.odt <text:s/>html5.html~ <text:s/>test.html</text:p>
      <text:p text:style-name="Standard">juan@juan-AOD257:~/Curso$ cd Proyectos</text:p>
      <text:p text:style-name="Standard">juan@juan-AOD257:~/Curso/Proyectos$ ls</text:p>
      <text:p text:style-name="Standard">holamundo <text:s/>yabe</text:p>
      <text:p text:style-name="Standard">juan@juan-AOD257:~/Curso/Proyectos$ cd ..</text:p>
      <text:p text:style-name="Standard">juan@juan-AOD257:~/Curso$ cd ..</text:p>
      <text:p text:style-name="Standard">juan@juan-AOD257:~$ sudo source <text:s/>.bash_profile</text:p>
      <text:p text:style-name="Standard">[sudo] password for juan: </text:p>
      <text:p text:style-name="Standard">sudo: source: orden no encontrada</text:p>
      <text:p text:style-name="Standard">juan@juan-AOD257:~$ source <text:s/>.bash_profile</text:p>
      <text:p text:style-name="Standard">juan@juan-AOD257:~$ cd Curso</text:p>
      <text:p text:style-name="Standard">juan@juan-AOD257:~/Curso$ cd Proyectos</text:p>
      <text:p text:style-name="Standard">juan@juan-AOD257:~/Curso/Proyectos$ play new Twwoter</text:p>
      <text:p text:style-name="Standard">~ <text:s text:c="7"/>_ <text:s text:c="11"/>_ </text:p>
      <text:p text:style-name="Standard">~ <text:s/>_ __ | | __ _ _ <text:s/>_| |</text:p>
      <text:p text:style-name="Standard">~ | '_ \| |/ _' | || |_|</text:p>
      <text:p text:style-name="Standard">~ | <text:s/>__/|_|\____|\__ (_)</text:p>
      <text:p text:style-name="Standard">~ |_| <text:s text:c="11"/>|__/ <text:s text:c="2"/></text:p>
      <text:p text:style-name="Standard">~</text:p>
      <text:p text:style-name="Standard">~ play! 1.2.7, http://www.playframework.org</text:p>
      <text:p text:style-name="Standard">~</text:p>
      <text:p text:style-name="Standard">~ The new application will be created in /home/juan/Curso/Proyectos/Twwoter</text:p>
      <text:p text:style-name="Standard">~ What is the application name? [Twwoter] </text:p>
      <text:p text:style-name="Standard">~</text:p>
      <text:p text:style-name="Standard">~ OK, the application is created.</text:p>
      <text:p text:style-name="Standard">~ Start it with : play run Twwoter</text:p>
      <text:p text:style-name="Standard">~ Have fun!</text:p>
      <text:p text:style-name="Standard">~</text:p>
      <text:p text:style-name="Standard">juan@juan-AOD257:~/Curso/Proyectos$ cd Twwoter/</text:p>
      <text:p text:style-name="Standard">juan@juan-AOD257:~/Curso/Proyectos/Twwoter$ pay netbeansify</text:p>
      <text:p text:style-name="Standard">No se ha encontrado la orden «pay», quizás quiso decir:</text:p>
      <text:p text:style-name="Standard"><text:s/>La orden «jay» del paquete «mono-jay» (universe)</text:p>
      <text:p text:style-name="Standard"><text:s/>La orden «pan» del paquete «pan» (universe)</text:p>
      <text:p text:style-name="Standard"><text:s/>La orden «say» del paquete «gnustep-gui-runtime» (universe)</text:p>
      <text:p text:style-name="Standard"><text:soft-page-break/><text:s/>La orden «pap» del paquete «netatalk» (universe)</text:p>
      <text:p text:style-name="Standard"><text:s/>La orden «par» del paquete «par» (universe)</text:p>
      <text:p text:style-name="Standard"><text:s/>La orden «pat» del paquete «dist» (universe)</text:p>
      <text:p text:style-name="Standard"><text:s/>La orden «paw» del paquete «paw-common» (universe)</text:p>
      <text:p text:style-name="Standard"><text:s/>La orden «pax» del paquete «pax» (main)</text:p>
      <text:p text:style-name="Standard"><text:s/>La orden «pac» del paquete «lpr» (universe)</text:p>
      <text:p text:style-name="Standard"><text:s/>La orden «paf» del paquete «libpod-abstract-perl» (universe)</text:p>
      <text:p text:style-name="Standard"><text:s/>La orden «pal» del paquete «pal» (universe)</text:p>
      <text:p text:style-name="Standard"><text:s/>La orden «play» del paquete «sox» (universe)</text:p>
      <text:p text:style-name="Standard">pay: no se encontró la orden</text:p>
      <text:p text:style-name="Standard">juan@juan-AOD257:~/Curso/Proyectos/Twwoter$ play netbeansify</text:p>
      <text:p text:style-name="Standard">~ <text:s text:c="7"/>_ <text:s text:c="11"/>_ </text:p>
      <text:p text:style-name="Standard">~ <text:s/>_ __ | | __ _ _ <text:s/>_| |</text:p>
      <text:p text:style-name="Standard">~ | '_ \| |/ _' | || |_|</text:p>
      <text:p text:style-name="Standard">~ | <text:s/>__/|_|\____|\__ (_)</text:p>
      <text:p text:style-name="Standard">~ |_| <text:s text:c="11"/>|__/ <text:s text:c="2"/></text:p>
      <text:p text:style-name="Standard">~</text:p>
      <text:p text:style-name="Standard">~ play! 1.2.7, http://www.playframework.org</text:p>
      <text:p text:style-name="Standard">~</text:p>
      <text:p text:style-name="Standard">~ OK, the application is ready for netbeans</text:p>
      <text:p text:style-name="Standard">~ Just open /home/juan/Curso/Proyectos/Twwoter as a netbeans project</text:p>
      <text:p text:style-name="Standard">~</text:p>
      <text:p text:style-name="Standard">~ Use netbeansify again when you want to update netbeans configuration files, then close and open you project again.</text:p>
      <text:p text:style-name="Standard">~</text:p>
      <text:p text:style-name="Standard">juan@juan-AOD257:~/Curso/Proyectos/Twwoter$ <text:s/>play deps</text:p>
      <text:p text:style-name="Standard">~ <text:s text:c="7"/>_ <text:s text:c="11"/>_ </text:p>
      <text:p text:style-name="Standard">~ <text:s/>_ __ | | __ _ _ <text:s/>_| |</text:p>
      <text:p text:style-name="Standard">~ | '_ \| |/ _' | || |_|</text:p>
      <text:p text:style-name="Standard">~ | <text:s/>__/|_|\____|\__ (_)</text:p>
      <text:p text:style-name="Standard">~ |_| <text:s text:c="11"/>|__/ <text:s text:c="2"/></text:p>
      <text:p text:style-name="Standard">~</text:p>
      <text:p text:style-name="Standard">~ play! 1.2.7, http://www.playframework.org</text:p>
      <text:p text:style-name="Standard">~</text:p>
      <text:p text:style-name="Standard">~ Resolving dependencies using /home/juan/Curso/Proyectos/Twwoter/conf/dependencies.yml,</text:p>
      <text:p text:style-name="Standard">~</text:p>
      <text:p text:style-name="Standard">~</text:p>
      <text:p text:style-name="Standard">~ Installing resolved dependencies,</text:p>
      <text:p text:style-name="Standard">~</text:p>
      <text:p text:style-name="Standard">~ <text:tab/>modules/crud -&gt; /home/juan/play-1.2.7/modules/crud</text:p>
      <text:p text:style-name="Standard">~</text:p>
      <text:p text:style-name="Standard">~ Done!</text:p>
      <text:p text:style-name="Standard">~</text:p>
      <text:p text:style-name="Standard">juan@juan-AOD257:~/Curso/Proyectos/Twwoter$ play netbeansefy</text:p>
      <text:p text:style-name="Standard">~ <text:s text:c="7"/>_ <text:s text:c="11"/>_ </text:p>
      <text:p text:style-name="Standard">~ <text:s/>_ __ | | __ _ _ <text:s/>_| |</text:p>
      <text:p text:style-name="Standard">~ | '_ \| |/ _' | || |_|</text:p>
      <text:p text:style-name="Standard">~ | <text:s/>__/|_|\____|\__ (_)</text:p>
      <text:p text:style-name="Standard">~ |_| <text:s text:c="11"/>|__/ <text:s text:c="2"/></text:p>
      <text:p text:style-name="Standard"><text:soft-page-break/>~</text:p>
      <text:p text:style-name="Standard">~ play! 1.2.7, http://www.playframework.org</text:p>
      <text:p text:style-name="Standard">~</text:p>
      <text:p text:style-name="Standard">~ Usage: play cmd [app_path] [--options]</text:p>
      <text:p text:style-name="Standard">~ </text:p>
      <text:p text:style-name="Standard">~ with, <text:s/>new <text:s text:c="5"/>Create a new application</text:p>
      <text:p text:style-name="Standard">~ <text:s text:c="7"/>run <text:s text:c="5"/>Run the application in the current shell</text:p>
      <text:p text:style-name="Standard">~ <text:s text:c="7"/>help <text:s text:c="4"/>Show play help</text:p>
      <text:p text:style-name="Standard">~</text:p>
      <text:p text:style-name="Standard">~ Invalid command: netbeansefy</text:p>
      <text:p text:style-name="Standard">~</text:p>
      <text:p text:style-name="Standard">juan@juan-AOD257:~/Curso/Proyectos/Twwoter$ play test</text:p>
      <text:p text:style-name="Standard">~ <text:s text:c="7"/>_ <text:s text:c="11"/>_ </text:p>
      <text:p text:style-name="Standard">~ <text:s/>_ __ | | __ _ _ <text:s/>_| |</text:p>
      <text:p text:style-name="Standard">~ | '_ \| |/ _' | || |_|</text:p>
      <text:p text:style-name="Standard">~ | <text:s/>__/|_|\____|\__ (_)</text:p>
      <text:p text:style-name="Standard">~ |_| <text:s text:c="11"/>|__/ <text:s text:c="2"/></text:p>
      <text:p text:style-name="Standard">~</text:p>
      <text:p text:style-name="Standard">~ play! 1.2.7, http://www.playframework.org</text:p>
      <text:p text:style-name="Standard">~ framework ID is test</text:p>
      <text:p text:style-name="Standard">~</text:p>
      <text:p text:style-name="Standard">~ Running in test mode</text:p>
      <text:p text:style-name="Standard">~ Ctrl+C to stop</text:p>
      <text:p text:style-name="Standard">~ </text:p>
      <text:p text:style-name="Standard">CompilerOracle: exclude jregex/Pretokenizer.next</text:p>
      <text:p text:style-name="Standard">Listening for transport dt_socket at address: 8000</text:p>
      <text:p text:style-name="Standard">15:38:29,773 INFO <text:s/>~ Starting /home/juan/Curso/Proyectos/Twwoter</text:p>
      <text:p text:style-name="Standard">15:38:29,801 INFO <text:s/>~ Module crud is available (/home/juan/play-1.2.7/modules/crud)</text:p>
      <text:p text:style-name="Standard">15:38:32,943 WARN <text:s/>~ You're running Play! in DEV mode</text:p>
      <text:p text:style-name="Standard">~</text:p>
      <text:p text:style-name="Standard">~ Go to http://localhost:9000/@tests to run the tests</text:p>
      <text:p text:style-name="Standard">~</text:p>
      <text:p text:style-name="Standard">15:38:33,499 INFO <text:s/>~ Listening for HTTP on port 9000 (Waiting a first request to start) ...</text:p>
      <text:p text:style-name="Standard">~ Server is up and running</text:p>
      <text:p text:style-name="Standard">15:38:58,470 INFO <text:s/>~ Connected to jdbc:h2:mem:play;MODE=MYSQL;LOCK_MODE=0</text:p>
      <text:p text:style-name="Standard">15:39:02,899 INFO <text:s/>~ Application 'Twwoter' is now started !</text:p>
      <text:p text:style-name="Standard">15:39:09,942 ERROR ~ </text:p>
      <text:p text:style-name="Standard"></text:p>
      <text:p text:style-name="Standard">@6h6gem833</text:p>
      <text:p text:style-name="Standard">Internal Server Error (500) for request GET /</text:p>
      <text:p text:style-name="Standard"></text:p>
      <text:p text:style-name="Standard">Template compilation error (In /app/views/Application/index.html around line 3)</text:p>
      <text:p text:style-name="Standard">The template /app/views/Application/index.html does not compile : expecting ']', found 'enctype' </text:p>
      <text:p text:style-name="Standard"></text:p>
      <text:p text:style-name="Standard">play.exceptions.TemplateCompilationException: expecting ']', found 'enctype' </text:p>
      <text:p text:style-name="Standard"><text:tab/>at play.templates.GroovyTemplate.compile(GroovyTemplate.java:189)</text:p>
      <text:p text:style-name="Standard"><text:tab/>at play.templates.GroovyTemplate.internalRender(GroovyTemplate.java:210)</text:p>
      <text:p text:style-name="Standard"><text:tab/>at play.templates.Template.render(Template.java:26)</text:p>
      <text:p text:style-name="Standard"><text:tab/>at play.templates.GroovyTemplate.render(GroovyTemplate.java:202)</text:p>
      <text:p text:style-name="Standard"><text:soft-page-break/><text:tab/>at play.mvc.results.RenderTemplate.&lt;init&gt;(RenderTemplate.java:24)</text:p>
      <text:p text:style-name="Standard"><text:tab/>at play.mvc.Controller.renderTemplate(Controller.java:662)</text:p>
      <text:p text:style-name="Standard"><text:tab/>at play.mvc.Controller.renderTemplate(Controller.java:642)</text:p>
      <text:p text:style-name="Standard"><text:tab/>at play.mvc.Controller.render(Controller.java:699)</text:p>
      <text:p text:style-name="Standard"><text:tab/>at controllers.Application.index(Application.java:14)</text:p>
      <text:p text:style-name="Standard"><text:tab/>at play.mvc.ActionInvoker.invokeWithContinuation(ActionInvoker.java:557)</text:p>
      <text:p text:style-name="Standard"><text:tab/>at play.mvc.ActionInvoker.invoke(ActionInvoker.java:508)</text:p>
      <text:p text:style-name="Standard"><text:tab/>at play.mvc.ActionInvoker.invokeControllerMethod(ActionInvoker.java:484)</text:p>
      <text:p text:style-name="Standard"><text:tab/>at play.mvc.ActionInvoker.invokeControllerMethod(ActionInvoker.java:479)</text:p>
      <text:p text:style-name="Standard"><text:tab/>at play.mvc.ActionInvoker.invoke(ActionInvoker.java:161)</text:p>
      <text:p text:style-name="Standard"><text:tab/>at Invocation.HTTP Request(Play!)</text:p>
      <text:p text:style-name="Standard">15:40:52,849 ERROR ~ </text:p>
      <text:p text:style-name="Standard"></text:p>
      <text:p text:style-name="Standard">@6h6gem834</text:p>
      <text:p text:style-name="Standard">Internal Server Error (500) for request GET /</text:p>
      <text:p text:style-name="Standard"></text:p>
      <text:p text:style-name="Standard">Template compilation error (In /app/views/Application/index.html around line 3)</text:p>
      <text:p text:style-name="Standard">The template /app/views/Application/index.html does not compile : expecting ']', found 'enctype' </text:p>
      <text:p text:style-name="Standard"></text:p>
      <text:p text:style-name="Standard">play.exceptions.TemplateCompilationException: expecting ']', found 'enctype' </text:p>
      <text:p text:style-name="Standard"><text:tab/>at play.templates.GroovyTemplate.compile(GroovyTemplate.java:189)</text:p>
      <text:p text:style-name="Standard"><text:tab/>at play.templates.GroovyTemplate.internalRender(GroovyTemplate.java:210)</text:p>
      <text:p text:style-name="Standard"><text:tab/>at play.templates.Template.render(Template.java:26)</text:p>
      <text:p text:style-name="Standard"><text:tab/>at play.templates.GroovyTemplate.render(GroovyTemplate.java:202)</text:p>
      <text:p text:style-name="Standard"><text:tab/>at play.mvc.results.RenderTemplate.&lt;init&gt;(RenderTemplate.java:24)</text:p>
      <text:p text:style-name="Standard"><text:tab/>at play.mvc.Controller.renderTemplate(Controller.java:662)</text:p>
      <text:p text:style-name="Standard"><text:tab/>at play.mvc.Controller.renderTemplate(Controller.java:642)</text:p>
      <text:p text:style-name="Standard"><text:tab/>at play.mvc.Controller.render(Controller.java:699)</text:p>
      <text:p text:style-name="Standard"><text:tab/>at controllers.Application.index(Application.java:14)</text:p>
      <text:p text:style-name="Standard"><text:tab/>at play.mvc.ActionInvoker.invokeWithContinuation(ActionInvoker.java:557)</text:p>
      <text:p text:style-name="Standard"><text:tab/>at play.mvc.ActionInvoker.invoke(ActionInvoker.java:508)</text:p>
      <text:p text:style-name="Standard"><text:tab/>at play.mvc.ActionInvoker.invokeControllerMethod(ActionInvoker.java:484)</text:p>
      <text:p text:style-name="Standard"><text:tab/>at play.mvc.ActionInvoker.invokeControllerMethod(ActionInvoker.java:479)</text:p>
      <text:p text:style-name="Standard"><text:tab/>at play.mvc.ActionInvoker.invoke(ActionInvoker.java:161)</text:p>
      <text:p text:style-name="Standard"><text:tab/>at Invocation.HTTP Request(Play!)</text:p>
      <text:p text:style-name="Standard">^C~ ...</text:p>
      <text:p text:style-name="Standard">juan@juan-AOD257:~/Curso/Proyectos/Twwoter$ $ ssh-keygen -t rsa -C “juansegovialopez@gmail.com”</text:p>
      <text:p text:style-name="Standard">$: no se encontró la orden</text:p>
      <text:p text:style-name="Standard">juan@juan-AOD257:~/Curso/Proyectos/Twwoter$ <text:s/>ssh-keygen -t rsa -C “juansegovialopez@gmail.com”</text:p>
      <text:p text:style-name="Standard">Generating public/private rsa key pair.</text:p>
      <text:p text:style-name="Standard">Enter file in which to save the key (/home/juan/.ssh/id_rsa): </text:p>
      <text:p text:style-name="Standard">/home/juan/.ssh/id_rsa already exists.</text:p>
      <text:p text:style-name="Standard">Overwrite (y/n)? n</text:p>
      <text:p text:style-name="Standard">juan@juan-AOD257:~/Curso/Proyectos/Twwoter$ cat <text:s/>/home/user/.ssh/id_rsa.pub</text:p>
      <text:p text:style-name="Standard">cat: /home/user/.ssh/id_rsa.pub: No existe el archivo o el directorio</text:p>
      <text:p text:style-name="Standard">juan@juan-AOD257:~/Curso/Proyectos/Twwoter$ cat <text:s/>~/home/user/.ssh/id_rsa.pub</text:p>
      <text:p text:style-name="Standard">cat: /home/juan/home/user/.ssh/id_rsa.pub: No existe el archivo o el directorio</text:p>
      <text:p text:style-name="Standard"><text:soft-page-break/>juan@juan-AOD257:~/Curso/Proyectos/Twwoter$ cat <text:s/>~/home/juan/.ssh/id_rsa.pub</text:p>
      <text:p text:style-name="Standard">cat: /home/juan/home/juan/.ssh/id_rsa.pub: No existe el archivo o el directorio</text:p>
      <text:p text:style-name="Standard">juan@juan-AOD257:~/Curso/Proyectos/Twwoter$ cat <text:s/>~/.ssh/id_rsa.pub</text:p>
      <text:p text:style-name="Standard">ssh-rsa AAAAB3NzaC1yc2EAAAADAQABAAABAQCt/1RY3+Qsyrru2TkzMRZB2VJB0ckH04HuhCXGlGSFgHk5F+Bxxd5akBAvYIQMb3yXRgz3E5k0kRaekNz2JWbHD/Algs3/Ko6yPHHKS4xK3Gp2M9ZdgA2oV5od8S3YTxkddKN3p+owXZ3pm0IFJtTbPPSPvu67SWe8Ov9SG9/0Lx4UJORv6DYLyynaPBQXscZX/Z16M5tRyfEdxSrb6O/2bUd8nnm72EubzP/dbPV9twwyNF2qWhvafC+ZHaih7JFYWsnzYvfLX+hSif/6Ve7fgAgVmVuMUmRyD6X+RbkuvcgnBqGub9faoxTPBTsHkjgwAbiMIXL1g68eacyg5mkb juan@juan-AOD257</text:p>
      <text:p text:style-name="Standard">juan@juan-AOD257:~/Curso/Proyectos/Twwoter$ git init</text:p>
      <text:p text:style-name="Standard">Initialized empty Git repository in /home/juan/Curso/Proyectos/Twwoter/.git/</text:p>
      <text:p text:style-name="Standard">juan@juan-AOD257:~/Curso/Proyectos/Twwoter$ git add.</text:p>
      <text:p text:style-name="Standard">git: 'add.' is not a git command. See 'git --help'.</text:p>
      <text:p text:style-name="Standard"></text:p>
      <text:p text:style-name="Standard">Did you mean this?</text:p>
      <text:p text:style-name="Standard"><text:tab/>add</text:p>
      <text:p text:style-name="Standard">juan@juan-AOD257:~/Curso/Proyectos/Twwoter$ git add .</text:p>
      <text:p text:style-name="Standard">juan@juan-AOD257:~/Curso/Proyectos/Twwoter$ git commit -m "primer commit"</text:p>
      <text:p text:style-name="Standard">[master (root-commit) ec3a0ec] primer commit</text:p>
      <text:p text:style-name="Standard"><text:s/>66 files changed, 630 insertions(+)</text:p>
      <text:p text:style-name="Standard"><text:s/>create mode 100644 app/controllers/Application.java</text:p>
      <text:p text:style-name="Standard"><text:s/>create mode 100644 app/models/Twoot.java</text:p>
      <text:p text:style-name="Standard"><text:s/>create mode 100644 app/views/Application/create.html</text:p>
      <text:p text:style-name="Standard"><text:s/>create mode 100644 app/views/Application/create.html~</text:p>
      <text:p text:style-name="Standard"><text:s/>create mode 100644 app/views/Application/index.html</text:p>
      <text:p text:style-name="Standard"><text:s/>create mode 100644 app/views/Application/index.html~</text:p>
      <text:p text:style-name="Standard"><text:s/>create mode 100644 app/views/errors/404.html</text:p>
      <text:p text:style-name="Standard"><text:s/>create mode 100644 app/views/errors/500.html</text:p>
      <text:p text:style-name="Standard"><text:s/>create mode 100644 app/views/main.html</text:p>
      <text:p text:style-name="Standard"><text:s/>create mode 100644 conf/application.conf</text:p>
      <text:p text:style-name="Standard"><text:s/>create mode 100644 conf/dependencies.yml</text:p>
      <text:p text:style-name="Standard"><text:s/>create mode 100644 conf/messages</text:p>
      <text:p text:style-name="Standard"><text:s/>create mode 100644 conf/routes</text:p>
      <text:p text:style-name="Standard"><text:s/>create mode 100644 modules/crud</text:p>
      <text:p text:style-name="Standard"><text:s/>create mode 100644 nbproject/project.xml</text:p>
      <text:p text:style-name="Standard"><text:s/>create mode 100644 public/images/favicon.png</text:p>
      <text:p text:style-name="Standard"><text:s/>create mode 100644 public/javascripts/jquery-1.6.4.min.js</text:p>
      <text:p text:style-name="Standard"><text:s/>create mode 100644 public/stylesheets/main.css</text:p>
      <text:p text:style-name="Standard"><text:s/>create mode 100644 test-result/application.log</text:p>
      <text:p text:style-name="Standard"><text:s/>create mode 100644 test/Application.test.html</text:p>
      <text:p text:style-name="Standard"><text:s/>create mode 100644 test/ApplicationTest.java</text:p>
      <text:p text:style-name="Standard"><text:s/>create mode 100644 test/BasicTest.java</text:p>
      <text:p text:style-name="Standard"><text:s/>create mode 100644 test/data.yml</text:p>
      <text:p text:style-name="Standard"><text:s/>create mode 100644 tmp/bytecode/DEV/ApplicationTest</text:p>
      <text:p text:style-name="Standard"><text:s/>create mode 100644 tmp/bytecode/DEV/BasicTest</text:p>
      <text:p text:style-name="Standard"><text:s/>create mode 100644 tmp/bytecode/DEV/DocViewerPlugin</text:p>
      <text:p text:style-name="Standard"><text:s/>create mode 100644 tmp/bytecode/DEV/_app_views_Application_create.html</text:p>
      <text:p text:style-name="Standard"><text:s/>create mode 100644 tmp/bytecode/DEV/_app_views_Application_index.html</text:p>
      <text:p text:style-name="Standard"><text:soft-page-break/><text:s/>create mode 100644 tmp/bytecode/DEV/_app_views_errors_404.html</text:p>
      <text:p text:style-name="Standard"><text:s/>create mode 100644 tmp/bytecode/DEV/_app_views_errors_500.html</text:p>
      <text:p text:style-name="Standard"><text:s/>create mode 100644 tmp/bytecode/DEV/_app_views_main.html</text:p>
      <text:p text:style-name="Standard"><text:s/>create mode 100644 tmp/bytecode/DEV/_play__framework_templates_errors_404.txt</text:p>
      <text:p text:style-name="Standard"><text:s/>create mode 100644 tmp/bytecode/DEV/_play__framework_templates_tags_404.html</text:p>
      <text:p text:style-name="Standard"><text:s/>create mode 100644 tmp/bytecode/DEV/_play__framework_templates_tags_500.html</text:p>
      <text:p text:style-name="Standard"><text:s/>create mode 100644 tmp/bytecode/DEV/controllers.Application</text:p>
      <text:p text:style-name="Standard"><text:s/>create mode 100644 tmp/bytecode/DEV/controllers.CRUD</text:p>
      <text:p text:style-name="Standard"><text:s/>create mode 100644 tmp/bytecode/DEV/controllers.CRUD$Exclude</text:p>
      <text:p text:style-name="Standard"><text:s/>create mode 100644 tmp/bytecode/DEV/controllers.CRUD$For</text:p>
      <text:p text:style-name="Standard"><text:s/>create mode 100644 tmp/bytecode/DEV/controllers.CRUD$Hidden</text:p>
      <text:p text:style-name="Standard"><text:s/>create mode 100644 tmp/bytecode/DEV/controllers.CRUD$ObjectType</text:p>
      <text:p text:style-name="Standard"><text:s/>create mode 100644 tmp/bytecode/DEV/controllers.CRUD$ObjectType$ObjectField</text:p>
      <text:p text:style-name="Standard"><text:s/>create mode 100644 tmp/bytecode/DEV/controllers.PlayDocumentation</text:p>
      <text:p text:style-name="Standard"><text:s/>create mode 100644 tmp/bytecode/DEV/controllers.TestRunner</text:p>
      <text:p text:style-name="Standard"><text:s/>create mode 100644 tmp/bytecode/DEV/controllers.TestRunner$1</text:p>
      <text:p text:style-name="Standard"><text:s/>create mode 100644 tmp/bytecode/DEV/helpers.CheatSheetHelper</text:p>
      <text:p text:style-name="Standard"><text:s/>create mode 100644 tmp/bytecode/DEV/helpers.CheatSheetHelper$1</text:p>
      <text:p text:style-name="Standard"><text:s/>create mode 100644 tmp/bytecode/DEV/helpers.CheatSheetHelper$2</text:p>
      <text:p text:style-name="Standard"><text:s/>create mode 100644 tmp/bytecode/DEV/helpers.CheatSheetHelper$3</text:p>
      <text:p text:style-name="Standard"><text:s/>create mode 100644 tmp/bytecode/DEV/models.Twoot</text:p>
      <text:p text:style-name="Standard"><text:s/>create mode 100644 tmp/classes/ApplicationTest.class</text:p>
      <text:p text:style-name="Standard"><text:s/>create mode 100644 tmp/classes/BasicTest.class</text:p>
      <text:p text:style-name="Standard"><text:s/>create mode 100644 tmp/classes/DocViewerPlugin.class</text:p>
      <text:p text:style-name="Standard"><text:s/>create mode 100644 tmp/classes/controllers/Application.class</text:p>
      <text:p text:style-name="Standard"><text:s/>create mode 100644 tmp/classes/controllers/CRUD$Exclude.class</text:p>
      <text:p text:style-name="Standard"><text:s/>create mode 100644 tmp/classes/controllers/CRUD$For.class</text:p>
      <text:p text:style-name="Standard"><text:s/>create mode 100644 tmp/classes/controllers/CRUD$Hidden.class</text:p>
      <text:p text:style-name="Standard"><text:s/>create mode 100644 tmp/classes/controllers/CRUD$ObjectType$ObjectField.class</text:p>
      <text:p text:style-name="Standard"><text:s/>create mode 100644 tmp/classes/controllers/CRUD$ObjectType.class</text:p>
      <text:p text:style-name="Standard"><text:s/>create mode 100644 tmp/classes/controllers/CRUD.class</text:p>
      <text:p text:style-name="Standard"><text:s/>create mode 100644 tmp/classes/controllers/PlayDocumentation.class</text:p>
      <text:p text:style-name="Standard"><text:s/>create mode 100644 tmp/classes/controllers/TestRunner$1.class</text:p>
      <text:p text:style-name="Standard"><text:s/>create mode 100644 tmp/classes/controllers/TestRunner.class</text:p>
      <text:p text:style-name="Standard"><text:s/>create mode 100644 tmp/classes/helpers/CheatSheetHelper$1.class</text:p>
      <text:p text:style-name="Standard"><text:s/>create mode 100644 tmp/classes/helpers/CheatSheetHelper$2.class</text:p>
      <text:p text:style-name="Standard"><text:s/>create mode 100644 tmp/classes/helpers/CheatSheetHelper$3.class</text:p>
      <text:p text:style-name="Standard"><text:s/>create mode 100644 tmp/classes/helpers/CheatSheetHelper.class</text:p>
      <text:p text:style-name="Standard"><text:s/>create mode 100644 tmp/classes/models/Twoot.class</text:p>
      <text:p text:style-name="Standard">juan@juan-AOD257:~/Curso/Proyectos/Twwoter$ git remote add origin <text:s/>git@heroku.com:t-jupsl.git </text:p>
      <text:p text:style-name="Standard">juan@juan-AOD257:~/Curso/Proyectos/Twwoter$ git push origin master</text:p>
      <text:p text:style-name="Standard">The authenticity of host 'heroku.com (50.19.85.156)' can't be established.</text:p>
      <text:p text:style-name="Standard">RSA key fingerprint is 8b:48:5e:67:0e:c9:16:47:32:f2:87:0c:1f:c8:60:ad.</text:p>
      <text:p text:style-name="Standard">Are you sure you want to continue connecting (yes/no)? y</text:p>
      <text:p text:style-name="Standard">Please type 'yes' or 'no': yes</text:p>
      <text:p text:style-name="Standard">Warning: Permanently added 'heroku.com,50.19.85.156' (RSA) to the list of known hosts.</text:p>
      <text:p text:style-name="Standard">Initializing repository, done.</text:p>
      <text:p text:style-name="Standard">Counting objects: 91, done.</text:p>
      <text:p text:style-name="Standard">Delta compression using up to 4 threads.</text:p>
      <text:p text:style-name="Standard"><text:soft-page-break/>Compressing objects: 100% (78/78), done.</text:p>
      <text:p text:style-name="Standard">Writing objects: 100% (91/91), 178.64 KiB, done.</text:p>
      <text:p text:style-name="Standard">Total 91 (delta 10), reused 0 (delta 0)</text:p>
      <text:p text:style-name="Standard"></text:p>
      <text:p text:style-name="Standard">-----&gt; Play! app detected</text:p>
      <text:p text:style-name="Standard">-----&gt; Installing OpenJDK 1.6...done</text:p>
      <text:p text:style-name="Standard">-----&gt; WARNING: Play! version not specified in dependencies.yml. Default version: 1.2.7 being used....</text:p>
      <text:p text:style-name="Standard">-----&gt; Installing Play! 1.2.7.....</text:p>
      <text:p text:style-name="Standard">-----&gt; done</text:p>
      <text:p text:style-name="Standard">-----&gt; Installing ivysettings.xml..... done</text:p>
      <text:p text:style-name="Standard">-----&gt; Building Play! application...</text:p>
      <text:p text:style-name="Standard"><text:s text:c="7"/>~ <text:s text:c="7"/>_ <text:s text:c="11"/>_ </text:p>
      <text:p text:style-name="Standard"><text:s text:c="7"/>~ <text:s/>_ __ | | __ _ _ <text:s/>_| |</text:p>
      <text:p text:style-name="Standard"><text:s text:c="7"/>~ | '_ \| |/ _' | || |_|</text:p>
      <text:p text:style-name="Standard"><text:s text:c="7"/>~ | <text:s/>__/|_|\____|\__ (_)</text:p>
      <text:p text:style-name="Standard"><text:s text:c="7"/>~ |_| <text:s text:c="11"/>|__/ <text:s text:c="2"/></text:p>
      <text:p text:style-name="Standard"><text:s text:c="7"/>~</text:p>
      <text:p text:style-name="Standard"><text:s text:c="7"/>~ play! 1.2.7, http://www.playframework.org</text:p>
      <text:p text:style-name="Standard"><text:s text:c="7"/>~</text:p>
      <text:p text:style-name="Standard"><text:s text:c="7"/>1.2.7</text:p>
      <text:p text:style-name="Standard"><text:s text:c="7"/>Building Play! application at directory ./</text:p>
      <text:p text:style-name="Standard"><text:s text:c="7"/>Resolving dependencies: .play/play dependencies ./ --forProd --forceCopy --silent -Duser.home=/tmp/build_7bd644cd-94b4-4c64-ad8f-b8ba167cfbf7 2&gt;&amp;1</text:p>
      <text:p text:style-name="Standard"><text:s text:c="7"/>:: loading settings :: file = /tmp/build_7bd644cd-94b4-4c64-ad8f-b8ba167cfbf7/.ivy2/ivysettings.xml</text:p>
      <text:p text:style-name="Standard"><text:s text:c="7"/>~ Resolving dependencies using /tmp/build_7bd644cd-94b4-4c64-ad8f-b8ba167cfbf7/conf/dependencies.yml,</text:p>
      <text:p text:style-name="Standard"><text:s text:c="7"/>~</text:p>
      <text:p text:style-name="Standard"><text:s text:c="7"/>~</text:p>
      <text:p text:style-name="Standard"><text:s text:c="7"/>~ Installing resolved dependencies,</text:p>
      <text:p text:style-name="Standard"><text:s text:c="7"/>~</text:p>
      <text:p text:style-name="Standard"><text:s text:c="7"/>~ <text:tab/>modules/crud -&gt; /tmp/build_7bd644cd-94b4-4c64-ad8f-b8ba167cfbf7/.play/modules/crud</text:p>
      <text:p text:style-name="Standard"><text:s text:c="7"/>~</text:p>
      <text:p text:style-name="Standard"><text:s text:c="7"/>~ Done!</text:p>
      <text:p text:style-name="Standard"><text:s text:c="7"/>~</text:p>
      <text:p text:style-name="Standard"><text:s text:c="7"/>Precompiling: .play/play precompile ./ --silent 2&gt;&amp;1</text:p>
      <text:p text:style-name="Standard"><text:s text:c="7"/>CompilerOracle: exclude jregex/Pretokenizer.next</text:p>
      <text:p text:style-name="Standard"><text:s text:c="7"/>Listening for transport dt_socket at address: 8000</text:p>
      <text:p text:style-name="Standard"><text:s text:c="7"/>23:32:33,505 INFO <text:s/>~ Starting /tmp/build_7bd644cd-94b4-4c64-ad8f-b8ba167cfbf7</text:p>
      <text:p text:style-name="Standard"><text:s text:c="7"/>23:32:33,510 INFO <text:s/>~ Module crud is available (/tmp/build_7bd644cd-94b4-4c64-ad8f-b8ba167cfbf7/modules/crud)</text:p>
      <text:p text:style-name="Standard"><text:s text:c="7"/>23:32:34,162 INFO <text:s/>~ Precompiling ...</text:p>
      <text:p text:style-name="Standard"><text:s text:c="7"/>23:32:41,215 INFO <text:s/>~ Done.</text:p>
      <text:p text:style-name="Standard">-----&gt; No Procfile found. Will use the following default process: </text:p>
      <text:p text:style-name="Standard"><text:s text:c="7"/>play run --http.port=$PORT $PLAY_OPTS</text:p>
      <text:p text:style-name="Standard">-----&gt; Discovering process types</text:p>
      <text:p text:style-name="Standard"><text:s text:c="7"/>Procfile declares types -&gt; (none)</text:p>
      <text:p text:style-name="Standard"><text:s text:c="7"/>Default types for Play! -&gt; web</text:p>
      <text:p text:style-name="Standard"><text:soft-page-break/></text:p>
      <text:p text:style-name="Standard">-----&gt; Compressing... done, 77.8MB</text:p>
      <text:p text:style-name="Standard">-----&gt; Launching... done, v6</text:p>
      <text:p text:style-name="Standard"><text:s text:c="7"/>http://t-jupsl.herokuapp.com deployed to Heroku</text:p>
      <text:p text:style-name="Standard"></text:p>
      <text:p text:style-name="Standard">To git@heroku.com:t-jupsl.git</text:p>
      <text:p text:style-name="Standard"><text:s/>* [new branch] <text:s text:c="5"/>master -&gt; master</text:p>
      <text:p text:style-name="Standard">juan@juan-AOD257:~/Curso/Proyectos/Twwoter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4:44:40</meta:creation-date>
    <dc:date>2014-02-04T16:37:03</dc:date>
    <meta:editing-duration>PT1H50M5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8" meta:paragraph-count="335" meta:word-count="1461" meta:character-count="15454" meta:non-whitespace-character-count="13253"/>
  </office:meta>
</office:document-meta>
</file>